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1cm" fo:margin-bottom="0.2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family="'Courier New'" style:font-family-generic="modern" style:font-pitch="fixed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family="'Courier New'" style:font-family-generic="modern" style:font-pitch="fixed" fo:font-size="17pt" fo:font-style="normal" fo:font-weight="bold" style:font-family-asian="Arial" style:font-style-name-asian="Обычный" style:font-family-generic-asian="swiss" style:font-pitch-asian="variable" style:font-size-asian="17pt" style:font-style-asian="normal" style:font-weight-asian="bold" style:font-family-complex="Arial" style:font-style-name-complex="Обычный" style:font-family-generic-complex="swiss" style:font-pitch-complex="variable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Практика №4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7.426cm" svg:x="1.198cm" svg:y="2.603cm">
          <draw:text-box>
            <text:p text:style-name="P6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5">Различают несколько базовых подходов:</text:span></text:p>
            <text:list text:style-name="L2">
              <text:list-item>
                <text:p text:style-name="P7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5.976cm" svg:x="1.198cm" svg:y="2.603cm">
          <draw:text-box>
            <text:p text:style-name="P6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5">Z-буферизация</text:span></text:p>
              </text:list-item>
              <text:list-item>
                <text:p text:style-name="P7"><text:span text:style-name="T5">Отсечение задних граней</text:span></text:p>
              </text:list-item>
              <text:list-item>
                <text:p text:style-name="P7"><text:span text:style-name="T5">Отсечение по усечённой пирамиде видимости</text:span></text:p>
              </text:list-item>
              <text:list-item>
                <text:p text:style-name="P7"><text:span text:style-name="T5">Отсечение заслонённых объектов</text:span></text:p>
              </text:list-item>
              <text:list-item>
                <text:p text:style-name="P7"><text:span text:style-name="T5">Портальный рендеринг</text:span></text:p>
              </text:list-item>
              <text:list-item>
                <text:p text:style-name="P7"><text:span text:style-name="T5">Уровни детализации</text:span></text:p>
              </text:list-item>
              <text:list-item>
                <text:p text:style-name="P7"><text:span text:style-name="T5">Оптимизация шейдеров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8" draw:layer="layout" svg:width="26.302cm" svg:height="14.476cm" svg:x="1.198cm" svg:y="2.603cm">
          <draw:text-box>
            <text:list text:style-name="L3">
              <text:list-item>
                <text:p text:style-name="P6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8" draw:layer="layout" svg:width="25.802cm" svg:height="17.505cm" svg:x="1.198cm" svg:y="2.603cm">
          <draw:text-box>
            <text:p text:style-name="P6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8" draw:layer="layout" svg:width="25.802cm" svg:height="18.35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8" draw:layer="layout" svg:width="25.802cm" svg:height="14.81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7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0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8" draw:layer="layout" svg:width="25.802cm" svg:height="15.085cm" svg:x="1.198cm" svg:y="2.603cm">
          <draw:text-box>
            <text:p text:style-name="P6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0">Невидимые объекты не отправляются на графический конвейер</text:span></text:p>
              </text:list-item>
              <text:list-item>
                <text:p text:style-name="P7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8" draw:layer="layout" svg:width="25.802cm" svg:height="17.313cm" svg:x="1.198cm" svg:y="2.603cm">
          <draw:text-box>
            <text:p text:style-name="P6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7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7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7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7"><text:span text:style-name="T16">Существует целый ряд алгоритмов деления пространства</text:span></text:p>
              </text:list-item>
              <text:list-item>
                <text:p text:style-name="P7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8" draw:layer="layout" svg:width="25.802cm" svg:height="16.402cm" svg:x="1.198cm" svg:y="2.603cm">
          <draw:text-box>
            <text:p text:style-name="P6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6">Частным случаем LOD является мип-мэппинг текстур</text:span></text:p>
              </text:list-item>
              <text:list-item>
                <text:p text:style-name="P7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8" draw:layer="layout" svg:width="25.802cm" svg:height="16.101cm" svg:x="1.198cm" svg:y="2.603cm">
          <draw:text-box>
            <text:list text:style-name="L2">
              <text:list-item>
                <text:p text:style-name="P6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6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6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6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8" draw:layer="layout" svg:width="25.802cm" svg:height="17.681cm" svg:x="1.198cm" svg:y="2.603cm">
          <draw:text-box>
            <text:list text:style-name="L2">
              <text:list-item>
                <text:p text:style-name="P6"><text:span text:style-name="T19">Использование операций с векторами там, где это возможно</text:span></text:p>
              </text:list-item>
              <text:list-item>
                <text:p text:style-name="P6"><text:span text:style-name="T19">Использование «коктейлей» (swizzling):</text:span><text:span text:style-name="T19"><text:line-break/></text:span><text:span text:style-name="T20">alpha.xy = beta.xy;</text:span></text:p>
              </text:list-item>
              <text:list-item>
                <text:p text:style-name="P6"><text:span text:style-name="T21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6"><text:span text:style-name="T21">Линейная интерполяция</text:span><text:span text:style-name="T21"><text:line-break/></text:span><text:span text:style-name="T20">result = mix(alpha, beta, t);</text:span></text:p>
                      </text:list-item>
                      <text:list-item>
                        <text:p text:style-name="P6"><text:span text:style-name="T21">Скалярное произведение</text:span><text:span text:style-name="T21"><text:line-break/></text:span><text:span text:style-name="T20">result = dot(alpha, beta);</text:span></text:p>
                      </text:list-item>
                      <text:list-item>
                        <text:p text:style-name="P6"><text:span text:style-name="T21">Нормировка вектора</text:span><text:span text:style-name="T21"><text:line-break/></text:span><text:span text:style-name="T20">result = normailze(alpha);</text:span></text:p>
                      </text:list-item>
                      <text:list-item>
                        <text:p text:style-name="P6"><text:span text:style-name="T21">Длина вектора</text:span><text:span text:style-name="T21"><text:line-break/></text:span><text:span text:style-name="T20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8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9">Отражение вектора относительно вектора</text:span><text:span text:style-name="T19"><text:line-break/></text:span><text:span text:style-name="T20">result = reflect(alpha, beta);</text:span></text:p>
                      </text:list-item>
                      <text:list-item>
                        <text:p text:style-name="P6"><text:span text:style-name="T19">Преломление вектора</text:span><text:span text:style-name="T19"><text:line-break/></text:span><text:span text:style-name="T20">result = refract(alpha, beta, ior);</text:span></text:p>
                      </text:list-item>
                      <text:list-item>
                        <text:p text:style-name="P6"><text:span text:style-name="T21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6"><text:span text:style-name="T19">Пороговая функция</text:span><text:span text:style-name="T19"><text:line-break/></text:span><text:span text:style-name="T20">result = step(edge, x);</text:span></text:p>
                      </text:list-item>
                      <text:list-item>
                        <text:p text:style-name="P6"><text:span text:style-name="T19">Минимум / максимум</text:span><text:span text:style-name="T19"><text:line-break/></text:span><text:span text:style-name="T20">result = min(alpha, beta);</text:span><text:span text:style-name="T20"><text:line-break/></text:span><text:span text:style-name="T20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9.143cm" svg:height="1.976cm" svg:x="16.9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8" draw:layer="layout" svg:width="25.802cm" svg:height="18.206cm" svg:x="1.198cm" svg:y="2.603cm">
          <draw:text-box>
            <text:list text:style-name="L2">
              <text:list-item>
                <text:p text:style-name="P6"><text:span text:style-name="T19">Избежание операций над константами (!!!)</text:span><text:span text:style-name="T19"><text:line-break/></text:span><text:span text:style-name="T20">// result = alpha * 2 * 5 * sqrt(2)</text:span><text:span text:style-name="T19"><text:line-break/></text:span><text:span text:style-name="T20">result = alpha * 14.14214;</text:span></text:p>
              </text:list-item>
              <text:list-item>
                <text:p text:style-name="P6"><text:span text:style-name="T19">Избежание делений в пользу умножений (!!!)</text:span></text:p>
              </text:list-item>
              <text:list-item>
                <text:p text:style-name="P6"><text:span text:style-name="T19">Объявление всех констант с ключевым словом const</text:span></text:p>
              </text:list-item>
              <text:list-item>
                <text:p text:style-name="P6"><text:span text:style-name="T19">Избежание зависимого чтения текстур</text:span></text:p>
              </text:list-item>
              <text:list-item>
                <text:p text:style-name="P6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6"><text:span text:style-name="T19">Вычисление выражений вида A * B + C за один такт процессора, например</text:span><text:span text:style-name="T19"><text:line-break/></text:span><text:span text:style-name="T20">result = 0.5 * alpha + 0.5;</text:span><text:span text:style-name="T19"><text:line-break/></text:span><text:span text:style-name="T19">лучше, чем</text:span><text:span text:style-name="T19"><text:line-break/></text:span><text:span text:style-name="T20">result = (alpha + 1.0) / 2.0;</text:span><text:span text:style-name="T19"><text:line-break/></text:span><text:span text:style-name="T19">и даже лучше, чем</text:span><text:span text:style-name="T19"><text:line-break/></text:span><text:span text:style-name="T20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Задание: оптимизировать шейд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2" draw:layer="layout" svg:width="26.802cm" svg:height="16.619cm" svg:x="0.798cm" svg:y="2.903cm">
          <draw:text-box>
            <text:p text:style-name="P11"><text:span text:style-name="T22">varying vec4 v_color;</text:span></text:p>
            <text:p text:style-name="P11"><text:span text:style-name="T22">uniform float u_t;</text:span></text:p>
            <text:p text:style-name="P11"><text:span text:style-name="T22"/></text:p>
            <text:p text:style-name="P11"><text:span text:style-name="T22">void main()</text:span></text:p>
            <text:p text:style-name="P11"><text:span text:style-name="T22">{</text:span></text:p>
            <text:p text:style-name="P11"><text:span text:style-name="T22"><text:s text:c="4"/></text:span><text:span text:style-name="T22">vec4 color;</text:span></text:p>
            <text:p text:style-name="P11"><text:span text:style-name="T22"><text:s text:c="4"/></text:span><text:span text:style-name="T22">vec4 input = v_color;</text:span></text:p>
            <text:p text:style-name="P11"><text:span text:style-name="T22"><text:s text:c="4"/></text:span><text:span text:style-name="T22">float length = sqrt(input.r * input.r + input.g * input.g +</text:span><text:span text:style-name="T22"><text:line-break/></text:span><text:span text:style-name="T22"> <text:s text:c="23"/>input.b * input.b + input.a * input.a);</text:span></text:p>
            <text:p text:style-name="P11"><text:span text:style-name="T22"><text:s text:c="4"/></text:span><text:span text:style-name="T22">input.r /= length;</text:span></text:p>
            <text:p text:style-name="P11"><text:span text:style-name="T22"><text:s text:c="4"/></text:span><text:span text:style-name="T22">input.g /= length;</text:span></text:p>
            <text:p text:style-name="P11"><text:span text:style-name="T22"><text:s text:c="4"/></text:span><text:span text:style-name="T22">input.b /= length;</text:span></text:p>
            <text:p text:style-name="P11"><text:span text:style-name="T22"><text:s text:c="4"/></text:span><text:span text:style-name="T22">input.r += 3.0 / 2.0;</text:span></text:p>
            <text:p text:style-name="P11"><text:span text:style-name="T22"><text:s text:c="4"/></text:span><text:span text:style-name="T22">input.g += 3.0 / 2.0;</text:span></text:p>
            <text:p text:style-name="P11"><text:span text:style-name="T22"><text:s text:c="4"/></text:span><text:span text:style-name="T22">input.b -= 3.0 / 2.0;</text:span></text:p>
            <text:p text:style-name="P11"><text:span text:style-name="T22"><text:s text:c="4"/></text:span><text:span text:style-name="T22">if (v_color.r &gt; v_color.g)</text:span></text:p>
            <text:p text:style-name="P11"><text:span text:style-name="T22"><text:s text:c="8"/></text:span><text:span text:style-name="T22">color.r = (1.0 - u_t) * (input.r / 2.0) + u_t * (input.g / 2.0);</text:span></text:p>
            <text:p text:style-name="P11"><text:span text:style-name="T22"><text:s text:c="4"/></text:span><text:span text:style-name="T22">else</text:span></text:p>
            <text:p text:style-name="P11"><text:span text:style-name="T22"><text:s text:c="8"/></text:span><text:span text:style-name="T22">color.r = (1.0 - u_t) * input.r + u_t * input.b;</text:span></text:p>
            <text:p text:style-name="P11"><text:span text:style-name="T22"><text:s text:c="4"/></text:span><text:span text:style-name="T22">color.g = sin(input.g);</text:span></text:p>
            <text:p text:style-name="P11"><text:span text:style-name="T22"><text:s text:c="4"/></text:span><text:span text:style-name="T22">color.b = sin(input.b);</text:span></text:p>
            <text:p text:style-name="P11"><text:span text:style-name="T22"><text:s text:c="4"/></text:span><text:span text:style-name="T22">color.a = 1.0;</text:span></text:p>
            <text:p text:style-name="P11"><text:span text:style-name="T22"><text:s text:c="4"/></text:span><text:span text:style-name="T22">gl_FragColor = color;</text:span></text:p>
            <text:p text:style-name="P11"><text:span text:style-name="T2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3S</meta:editing-duration>
    <meta:editing-cycles>153</meta:editing-cycles>
    <dc:date>2013-05-09T23:53:22</dc:date>
    <meta:generator>LibreOffice/3.5$Linux_x86 LibreOffice_project/350m1$Build-2</meta:generator>
    <dc:creator>icosaeder icosaeder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